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Grassetto" style:font-family-generic="swiss" style:font-pitch="variable"/>
    <style:font-face style:name="Arial2" svg:font-family="Arial" style:font-family-generic="swiss" style:font-pitch="variable"/>
    <style:font-face style:name="Arial3" svg:font-family="Arial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family-generic="roman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adornments="Regular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adornments="Grassetto Corsivo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5.05cm"/>
    </style:style>
    <style:style style:name="co116" style:family="table-column">
      <style:table-column-properties fo:break-before="auto" style:column-width="22.564cm"/>
    </style:style>
    <style:style style:name="co117" style:family="table-column">
      <style:table-column-properties fo:break-before="auto" style:column-width="15.111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794cm" fo:break-before="auto" style:use-optimal-row-height="true"/>
    </style:style>
    <style:style style:name="ro57" style:family="table-row">
      <style:table-row-properties style:row-height="1.104cm" fo:break-before="auto" style:use-optimal-row-height="true"/>
    </style:style>
    <style:style style:name="ro58" style:family="table-row">
      <style:table-row-properties style:row-height="0.517cm" fo:break-before="auto" style:use-optimal-row-height="true"/>
    </style:style>
    <style:style style:name="ro59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1" style:font-name-asian="Andale Sans UI" style:font-name-complex="Arial3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2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3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6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6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2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2" fo:font-size="12pt" fo:font-style="normal" fo:text-shadow="none" style:text-underline-style="none" fo:font-weight="normal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bold" style:font-name-complex="Liberation Serif6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1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C2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/>
        <table:table-column table:style-name="co8" table:number-columns-repeated="16323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 table:number-columns-repeated="16359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Default" table:number-columns-repeated="16358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style-name="Default" table:number-columns-repeated="16358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/>
          <table:table-cell table:style-name="Default" table:number-columns-repeated="16358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ce632" table:number-columns-repeated="16358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5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10-24" calcext:value-type="date">
            <text:p>24/10/25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5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6">
          <table:table-cell table:number-columns-repeated="3"/>
          <table:table-cell table:style-name="ce23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7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6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4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737"/>
        <table:table-column table:style-name="co116" table:default-cell-style-name="ce739"/>
        <table:table-column table:style-name="co117" table:default-cell-style-name="ce741"/>
        <table:table-column table:style-name="co8" table:number-columns-repeated="16380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/>
          <table:table-cell table:style-name="ce738"/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style-name="Default" table:number-columns-repeated="16380"/>
        </table:table-row>
        <table:table-row table:style-name="ro29" table:number-rows-repeated="65486">
          <table:table-cell table:number-columns-repeated="4"/>
          <table:table-cell table:style-name="Default" table:number-columns-repeated="16380"/>
        </table:table-row>
        <table:table-row table:style-name="ro29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5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79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79" office:value-type="string" calcext:value-type="string" table:number-columns-spanned="3" table:number-rows-spanned="1">
            <text:p>ORE</text:p>
          </table:table-cell>
          <table:covered-table-cell table:number-columns-repeated="2" table:style-name="ce798"/>
          <table:table-cell table:style-name="ce854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79" office:value-type="string" calcext:value-type="string">
            <text:p>Codice Articolo</text:p>
          </table:table-cell>
          <table:table-cell table:style-name="ce679" office:value-type="string" calcext:value-type="string">
            <text:p>COGNOME E NOME</text:p>
            <text:p>O NATURA DEL NOLEGGIO </text:p>
          </table:table-cell>
          <table:covered-table-cell table:style-name="ce679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79" office:value-type="string" calcext:value-type="string">
            <text:p>TOTALE</text:p>
          </table:table-cell>
          <table:table-cell table:style-name="ce798" office:value-type="string" calcext:value-type="string">
            <text:p>PREZZO </text:p>
          </table:table-cell>
          <table:table-cell table:style-name="ce798" office:value-type="string" calcext:value-type="string">
            <text:p>IMPORTO</text:p>
          </table:table-cell>
          <table:covered-table-cell table:style-name="ce854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9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9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9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9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adornments="Grassetto" style:font-family-generic="swiss" style:font-pitch="variable"/>
    <style:font-face style:name="Arial2" svg:font-family="Arial" style:font-family-generic="swiss" style:font-pitch="variable"/>
    <style:font-face style:name="Arial3" svg:font-family="Arial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family-generic="roman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adornments="Regular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adornments="Grassetto Corsivo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 style:font-name-complex="Arial3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1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3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3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011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1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2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3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6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7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1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7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3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4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5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1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1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1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07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